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app.diagrams.net/#G11YP5jCHTclopDutaWDVsQF2z0UXo7_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17T17:46:54.32</meta:creation-date>
    <dc:date>2020-12-17T17:47:17.87</dc:date>
    <meta:editing-duration>PT23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1" meta:paragraph-count="1" meta:word-count="1" meta:character-count="60"/>
  </office:meta>
</office:document-meta>
</file>